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67000001AF3B5D591A.eps" manifest:media-type="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83cm" fo:min-width="11.9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'Ubuntu Light'" style:font-pitch="variable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text-properties fo:font-family="'Ubuntu Mono'" style:font-pitch="fixed" fo:font-size="15pt" style:font-size-asian="15pt" style:font-size-complex="15pt"/>
    </style:style>
    <style:style style:name="P7" style:family="paragraph">
      <style:text-properties fo:font-family="'Ubuntu Mono'" style:font-pitch="fixed" fo:font-size="15pt" style:font-size-asian="15pt" style:font-size-complex="15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italic" style:font-style-asian="italic" style:font-style-complex="italic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color="#a020f0" fo:font-family="'Ubuntu Mono'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228b22" fo:font-family="'Ubuntu Mono'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color="#0000ff" fo:font-family="'Ubuntu Mono'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a0522d" fo:font-family="'Ubuntu Mono'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b2252" fo:font-family="'Ubuntu Mono'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a020f0" fo:font-family="'Ubuntu Mono'" style:font-pitch="fixed" fo:font-size="15pt" style:font-size-asian="15pt" style:font-size-complex="15pt"/>
    </style:style>
    <style:style style:name="T12" style:family="text">
      <style:text-properties fo:color="#000000" fo:font-family="'Ubuntu Mono'" style:font-pitch="fixed" fo:font-size="15pt" style:font-size-asian="15pt" style:font-size-complex="15pt"/>
    </style:style>
    <style:style style:name="T13" style:family="text">
      <style:text-properties fo:color="#228b22" fo:font-family="'Ubuntu Mono'" style:font-pitch="fixed" fo:font-size="15pt" style:font-size-asian="15pt" style:font-size-complex="15pt"/>
    </style:style>
    <style:style style:name="T14" style:family="text">
      <style:text-properties fo:color="#0000ff" fo:font-family="'Ubuntu Mono'" style:font-pitch="fixed" fo:font-size="15pt" style:font-size-asian="15pt" style:font-size-complex="15pt"/>
    </style:style>
    <style:style style:name="T15" style:family="text">
      <style:text-properties fo:color="#8b2252" fo:font-family="'Ubuntu Mono'" style:font-pitch="fixed" fo:font-size="15pt" style:font-size-asian="15pt" style:font-size-complex="15pt"/>
    </style:style>
    <style:style style:name="T16" style:family="text">
      <style:text-properties fo:color="#a0522d" fo:font-family="'Ubuntu Mono'" style:font-pitch="fixed" fo:font-size="15pt" style:font-size-asian="15pt" style:font-size-complex="15pt"/>
    </style:style>
    <style:style style:name="T17" style:family="text">
      <style:text-properties fo:color="#a020f0" fo:font-family="'Ubuntu Mono'" style:font-pitch="fixed" fo:font-size="15pt" style:font-size-asian="15pt" style:font-size-complex="15pt"/>
    </style:style>
    <style:style style:name="T18" style:family="text">
      <style:text-properties fo:color="#a020f0" fo:font-family="'Ubuntu Mono'" style:font-pitch="fixed" fo:font-size="15pt" style:font-size-asian="15pt" style:font-size-complex="15pt"/>
    </style:style>
    <style:style style:name="T19" style:family="text">
      <style:text-properties fo:color="#000000" fo:font-family="'Ubuntu Mono'" style:font-pitch="fixed" fo:font-size="15pt" style:font-size-asian="15pt" style:font-size-complex="15pt"/>
    </style:style>
    <style:style style:name="T20" style:family="text">
      <style:text-properties fo:color="#228b22" fo:font-family="'Ubuntu Mono'" style:font-pitch="fixed" fo:font-size="15pt" style:font-size-asian="15pt" style:font-size-complex="15pt"/>
    </style:style>
    <style:style style:name="T21" style:family="text">
      <style:text-properties fo:color="#000000"/>
    </style:style>
    <style:style style:name="T22" style:family="text">
      <style:text-properties fo:color="#a020f0"/>
    </style:style>
    <style:style style:name="T23" style:family="text">
      <style:text-properties fo:color="#0000ff"/>
    </style:style>
    <style:style style:name="T24" style:family="text">
      <style:text-properties fo:color="#228b2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5.221cm" svg:x="1cm" svg:y="2.579cm" presentation:class="title" presentation:user-transformed="true">
          <draw:text-box>
            <text:p>Design Patterns in Ruby:<text:line-break/>Factory and Factory Method Patter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sign Patterns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ust because you have duck-typing doesn't mean you can ignore common OO idioms!</text:span></text:p>
              </text:list-item>
              <text:list-item>
                <text:p><text:span text:style-name="T3">Design patterns communicate intent, so it is best if we have a similar understanding.</text:span></text:p>
              </text:list-item>
              <text:list-item>
                <text:p><text:span text:style-name="T3">OO is hard :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structio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or OO languages object construction and instantiation is often complicated.</text:p>
              </text:list-item>
              <text:list-item>
                <text:p>Multiple dependencies often make creating an object difficult. </text:p>
              </text:list-item>
              <text:list-item>
                <text:p>Constructor parameters are not good enough documentation about the assumptions or requirements of an object.</text:p>
              </text:list-item>
              <text:list-item>
                <text:p>Dependency injection makes constructors more complicated but aids testabil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ctory Pattern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An object that builds other objects.</text:p>
              </text:list-item>
              <text:list-item>
                <text:p>Build an a variety of objects of the same type, based on some input.</text:p>
              </text:list-item>
              <text:list-item>
                <text:p>Construct objects based on an ID, string or context (not always the case).</text:p>
              </text:list-item>
              <text:list-item>
                <text:p>Should be an object, rather than a static class.</text:p>
                <text:list>
                  <text:list-item>
                    <text:p>What if a lot of context needs to be maintained and referenced? Objects tend to be better than static methods.</text:p>
                  </text:list-item>
                </text:list>
              </text:list-item>
              <text:list-item>
                <text:p>Does creation need to be centralize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actory Pattern</text:p>
          </draw:text-box>
        </draw:frame>
        <draw:frame draw:style-name="gr2" draw:text-style-name="P3" draw:layer="layout" svg:width="17.378cm" svg:height="12.179cm" svg:x="5.222cm" svg:y="5.021cm" presentation:class="graphic" presentation:user-transformed="true">
          <draw:image xlink:href="Pictures/2000000200000267000001AF3B5D591A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 Factory</text:p>
          </draw:text-box>
        </draw:frame>
        <draw:frame draw:style-name="gr3" draw:text-style-name="P4" draw:layer="layout" svg:width="15cm" svg:height="13.033cm" svg:x="2.2cm" svg:y="5.4cm">
          <draw:text-box>
            <text:p><text:span text:style-name="T4">class</text:span><text:span text:style-name="T5"> </text:span><text:span text:style-name="T6">CommandFactory</text:span></text:p>
            <text:p><text:span text:style-name="T7"><text:s text:c="2"/></text:span><text:span text:style-name="T4">def</text:span><text:span text:style-name="T5"> </text:span><text:span text:style-name="T8">initialize</text:span><text:span text:style-name="T5">(context)</text:span></text:p>
            <text:p><text:span text:style-name="T7"><text:s text:c="4"/></text:span><text:span text:style-name="T9">@context</text:span><text:span text:style-name="T5"> = context</text:span></text:p>
            <text:p><text:span text:style-name="T7"><text:s text:c="2"/></text:span><text:span text:style-name="T4">end</text:span></text:p>
            <text:p><text:span text:style-name="T7"><text:s text:c="2"/></text:span><text:span text:style-name="T4">def</text:span><text:span text:style-name="T5"> </text:span><text:span text:style-name="T8">create_command</text:span><text:span text:style-name="T5">(name)</text:span></text:p>
            <text:p><text:span text:style-name="T7"><text:s text:c="4"/></text:span><text:span text:style-name="T4">if</text:span><text:span text:style-name="T5"> (name == </text:span><text:span text:style-name="T10">"Paste"</text:span><text:span text:style-name="T5">)</text:span></text:p>
            <text:p><text:span text:style-name="T7"><text:s text:c="6"/></text:span><text:span text:style-name="T4">return</text:span><text:span text:style-name="T5"> </text:span><text:span text:style-name="T6">PasteCommand</text:span><text:span text:style-name="T5">.new(</text:span><text:span text:style-name="T9">@context</text:span><text:span text:style-name="T5">)</text:span></text:p>
            <text:p><text:span text:style-name="T7"><text:s text:c="4"/></text:span><text:span text:style-name="T4">elsif</text:span><text:span text:style-name="T5"> (name == </text:span><text:span text:style-name="T10">"Cut"</text:span><text:span text:style-name="T5">)</text:span></text:p>
            <text:p><text:span text:style-name="T7"><text:s text:c="6"/></text:span><text:span text:style-name="T4">return</text:span><text:span text:style-name="T5"> </text:span><text:span text:style-name="T6">CutCommand</text:span><text:span text:style-name="T5">.new(</text:span><text:span text:style-name="T9">@context</text:span><text:span text:style-name="T5">)</text:span></text:p>
            <text:p><text:span text:style-name="T7"><text:s text:c="4"/></text:span><text:span text:style-name="T4">else</text:span></text:p>
            <text:p><text:span text:style-name="T7"><text:s text:c="6"/></text:span><text:span text:style-name="T4">throw</text:span><text:span text:style-name="T5"> (</text:span><text:span text:style-name="T10">"Could Not Construct "</text:span><text:span text:style-name="T5">+name)</text:span></text:p>
            <text:p><text:span text:style-name="T7"><text:s text:c="4"/></text:span><text:span text:style-name="T4">end</text:span></text:p>
            <text:p><text:span text:style-name="T7"><text:s text:c="2"/></text:span><text:span text:style-name="T4">end</text:span></text:p>
            <text:p><text:span text:style-name="T7"><text:s/></text:span><text:span text:style-name="T4">end</text:span></text:p>
          </draw:text-box>
        </draw:frame>
        <draw:frame draw:style-name="gr4" draw:text-style-name="P4" draw:layer="layout" svg:width="8.702cm" svg:height="6.387cm" svg:x="16.4cm" svg:y="7.2cm">
          <draw:text-box>
            <text:p><text:span text:style-name="T4">class</text:span><text:span text:style-name="T5"> </text:span><text:span text:style-name="T6">PasteCommand</text:span></text:p>
            <text:p><text:span text:style-name="T7"><text:s text:c="2"/></text:span><text:span text:style-name="T4">def</text:span><text:span text:style-name="T5"> </text:span><text:span text:style-name="T8">initialize</text:span><text:span text:style-name="T5">(context)</text:span></text:p>
            <text:p><text:span text:style-name="T7"><text:s text:c="2"/></text:span><text:span text:style-name="T4">end</text:span></text:p>
            <text:p><text:span text:style-name="T4">end</text:span></text:p>
            <text:p><text:span text:style-name="T4">class</text:span><text:span text:style-name="T5"> </text:span><text:span text:style-name="T6">CutCommand</text:span></text:p>
            <text:p><text:span text:style-name="T7"><text:s text:c="2"/></text:span><text:span text:style-name="T4">def</text:span><text:span text:style-name="T5"> </text:span><text:span text:style-name="T8">initialize</text:span><text:span text:style-name="T5">(context)</text:span></text:p>
            <text:p><text:span text:style-name="T7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ctory and Rub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Hashes, eval, reflection can make Factories very fun and possibly really insecure in Ruby.</text:p>
              </text:list-item>
              <text:list-item>
                <text:p>Sometimes a set of objects might share a creational interface to be used by a factory.</text:p>
              </text:list-item>
              <text:list-item>
                <text:p>Some factories can be configured.</text:p>
              </text:list-item>
              <text:list-item>
                <text:p>In Java Abstract factories are often used to hide concrete implementations of a cla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ctory Method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 method in a class that creates concrete objects but is meant to be overloaded.</text:p>
              </text:list-item>
              <text:list-item>
                <text:p>Allows for themed implementations.</text:p>
              </text:list-item>
              <text:list-item>
                <text:p>Used when the algorithm is constant but the theme of objects is not.</text:p>
              </text:list-item>
              <text:list-item>
                <text:p>Sometimes a set of objects are complicated to create and share the same “invocation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actory Pattern</text:p>
          </draw:text-box>
        </draw:frame>
        <draw:frame draw:style-name="gr2" draw:text-style-name="P3" draw:layer="layout" svg:width="17.378cm" svg:height="12.179cm" svg:x="5.222cm" svg:y="5.021cm" presentation:class="graphic" presentation:user-transformed="true">
          <draw:image xlink:href="Pictures/2000000200000267000001AF3B5D591A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ctory Method Example</text:p>
          </draw:text-box>
        </draw:frame>
        <draw:frame draw:style-name="gr4" draw:text-style-name="P6" draw:layer="layout" svg:width="11.436cm" svg:height="15.592cm" svg:x="1.6cm" svg:y="4.8cm">
          <draw:text-box>
            <text:p text:style-name="P6"><text:span text:style-name="T11">class</text:span><text:span text:style-name="T12"> </text:span><text:span text:style-name="T13">Report</text:span></text:p>
            <text:p text:style-name="P6"><text:span text:style-name="T12"><text:s text:c="2"/></text:span><text:span text:style-name="T11">def</text:span><text:span text:style-name="T12"> </text:span><text:span text:style-name="T14">get_printer</text:span><text:span text:style-name="T12">(type)</text:span></text:p>
            <text:p text:style-name="P6"><text:span text:style-name="T12"><text:s text:c="4"/></text:span><text:span text:style-name="T11">throw</text:span><text:span text:style-name="T12"> </text:span><text:span text:style-name="T15">"Abstract: Please Overload"</text:span></text:p>
            <text:p text:style-name="P6"><text:span text:style-name="T12"><text:s text:c="2"/></text:span><text:span text:style-name="T11">end</text:span></text:p>
            <text:p text:style-name="P6"><text:span text:style-name="T12"><text:s text:c="2"/></text:span><text:span text:style-name="T11">def</text:span><text:span text:style-name="T12"> </text:span><text:span text:style-name="T14">print_report</text:span><text:span text:style-name="T12">(type)</text:span></text:p>
            <text:p text:style-name="P6"><text:span text:style-name="T12"><text:s text:c="4"/></text:span><text:span text:style-name="T12">printer = get_printer(type)</text:span></text:p>
            <text:p text:style-name="P6"><text:span text:style-name="T12"><text:s text:c="4"/></text:span><text:span text:style-name="T12">printer.print_header(</text:span><text:span text:style-name="T16">@header</text:span><text:span text:style-name="T12">)</text:span></text:p>
            <text:p text:style-name="P6"><text:span text:style-name="T12"><text:s text:c="4"/></text:span><text:span text:style-name="T12">printer.print_body(</text:span><text:span text:style-name="T16">@body</text:span><text:span text:style-name="T12">)</text:span></text:p>
            <text:p text:style-name="P6"><text:span text:style-name="T12"><text:s text:c="4"/></text:span><text:span text:style-name="T12">printer.print_footer(</text:span><text:span text:style-name="T16">@footer</text:span><text:span text:style-name="T12">)</text:span></text:p>
            <text:p text:style-name="P6"><text:span text:style-name="T12"><text:s text:c="2"/></text:span><text:span text:style-name="T11">end</text:span></text:p>
            <text:p text:style-name="P7"><text:span text:style-name="T17">end</text:span></text:p>
            <text:p text:style-name="P6"><text:span text:style-name="T11">class</text:span><text:span text:style-name="T12"> </text:span><text:span text:style-name="T13">DraftReport</text:span><text:span text:style-name="T12"> &lt; </text:span><text:span text:style-name="T13">Report</text:span></text:p>
            <text:p text:style-name="P6"><text:span text:style-name="T12"><text:s text:c="2"/></text:span><text:span text:style-name="T11">def</text:span><text:span text:style-name="T12"> </text:span><text:span text:style-name="T14">get_printer</text:span><text:span text:style-name="T12">(type)</text:span></text:p>
            <text:p text:style-name="P6"><text:span text:style-name="T12"><text:s text:c="4"/></text:span><text:span text:style-name="T11">if</text:span><text:span text:style-name="T12"> (type == </text:span><text:span text:style-name="T15">"ascii"</text:span><text:span text:style-name="T12">)</text:span></text:p>
            <text:p text:style-name="P6"><text:span text:style-name="T12"><text:s text:c="6"/></text:span><text:span text:style-name="T11">return</text:span><text:span text:style-name="T12"> </text:span><text:span text:style-name="T13">AsciiDraftPrinter</text:span><text:span text:style-name="T12">.new()</text:span></text:p>
            <text:p text:style-name="P6"><text:span text:style-name="T12"><text:s text:c="4"/></text:span><text:span text:style-name="T11">elsif</text:span><text:span text:style-name="T12"> (type == </text:span><text:span text:style-name="T15">"postscript"</text:span><text:span text:style-name="T12">)</text:span></text:p>
            <text:p text:style-name="P6"><text:span text:style-name="T12"><text:s text:c="6"/></text:span><text:span text:style-name="T11">return</text:span><text:span text:style-name="T12"> </text:span><text:span text:style-name="T13">PostScriptDraftPrinter</text:span><text:span text:style-name="T12">.new()</text:span></text:p>
            <text:p text:style-name="P6"><text:span text:style-name="T12"><text:s text:c="4"/></text:span><text:span text:style-name="T11">end</text:span></text:p>
            <text:p text:style-name="P6"><text:span text:style-name="T12"><text:s text:c="2"/></text:span><text:span text:style-name="T11">end</text:span></text:p>
            <text:p text:style-name="P7"><text:span text:style-name="T17">end</text:span></text:p>
            <text:p text:style-name="P6"><text:span text:style-name="T11">class</text:span><text:span text:style-name="T12"> </text:span><text:span text:style-name="T13">BasicReport</text:span><text:span text:style-name="T12"> &lt; </text:span><text:span text:style-name="T13">Report</text:span></text:p>
            <text:p text:style-name="P6"><text:span text:style-name="T12"><text:s text:c="2"/></text:span><text:span text:style-name="T11">def</text:span><text:span text:style-name="T12"> </text:span><text:span text:style-name="T14">get_printer</text:span><text:span text:style-name="T12">(type)</text:span></text:p>
            <text:p text:style-name="P6"><text:span text:style-name="T12"><text:s text:c="4"/></text:span><text:span text:style-name="T11">if</text:span><text:span text:style-name="T12"> (type == </text:span><text:span text:style-name="T15">"ascii"</text:span><text:span text:style-name="T12">)</text:span></text:p>
            <text:p text:style-name="P6"><text:span text:style-name="T12"><text:s text:c="6"/></text:span><text:span text:style-name="T11">return</text:span><text:span text:style-name="T12"> </text:span><text:span text:style-name="T13">AsciiPrinter</text:span><text:span text:style-name="T12">.new()</text:span></text:p>
            <text:p text:style-name="P6"><text:span text:style-name="T12"><text:s text:c="4"/></text:span><text:span text:style-name="T11">elsif</text:span><text:span text:style-name="T12"> (type == </text:span><text:span text:style-name="T15">"postscript"</text:span><text:span text:style-name="T12">)</text:span></text:p>
            <text:p text:style-name="P6"><text:span text:style-name="T12"><text:s text:c="6"/></text:span><text:span text:style-name="T11">return</text:span><text:span text:style-name="T12"> </text:span><text:span text:style-name="T13">PostScriptPrinter</text:span><text:span text:style-name="T12">.new()</text:span></text:p>
            <text:p text:style-name="P6"><text:span text:style-name="T12"><text:s text:c="4"/></text:span><text:span text:style-name="T11">end</text:span></text:p>
            <text:p text:style-name="P6"><text:span text:style-name="T12"><text:s text:c="2"/></text:span><text:span text:style-name="T11">end</text:span></text:p>
            <text:p text:style-name="P7"><text:span text:style-name="T17">end</text:span></text:p>
          </draw:text-box>
        </draw:frame>
        <draw:frame draw:style-name="gr4" draw:layer="layout" svg:width="13.744cm" svg:height="11.445cm" svg:x="13.4cm" svg:y="6.2cm">
          <draw:text-box>
            <text:p><text:span text:style-name="T18">class</text:span><text:span text:style-name="T19"> </text:span><text:span text:style-name="T20">Printer</text:span></text:p>
            <text:p><text:span text:style-name="T21"><text:s text:c="2"/></text:span><text:span text:style-name="T22">def</text:span><text:span text:style-name="T21"> </text:span><text:span text:style-name="T23">print_header</text:span><text:span text:style-name="T21">(header)</text:span></text:p>
            <text:p><text:span text:style-name="T21"><text:s text:c="2"/></text:span><text:span text:style-name="T22">end</text:span></text:p>
            <text:p><text:span text:style-name="T21"><text:s text:c="2"/></text:span><text:span text:style-name="T22">def</text:span><text:span text:style-name="T21"> </text:span><text:span text:style-name="T23">print_body</text:span><text:span text:style-name="T21">(body)</text:span></text:p>
            <text:p><text:span text:style-name="T21"><text:s text:c="2"/></text:span><text:span text:style-name="T22">end</text:span></text:p>
            <text:p><text:span text:style-name="T21"><text:s text:c="2"/></text:span><text:span text:style-name="T22">def</text:span><text:span text:style-name="T21"> </text:span><text:span text:style-name="T23">print_footer</text:span><text:span text:style-name="T21">(footer)</text:span></text:p>
            <text:p><text:span text:style-name="T21"><text:s text:c="2"/></text:span><text:span text:style-name="T22">end</text:span></text:p>
            <text:p><text:span text:style-name="T22">end</text:span></text:p>
            <text:p><text:span text:style-name="T22">class</text:span><text:span text:style-name="T21"> </text:span><text:span text:style-name="T24">AsciiPrinter</text:span><text:span text:style-name="T21"> &lt; </text:span><text:span text:style-name="T24">Printer</text:span></text:p>
            <text:p><text:span text:style-name="T22">end</text:span></text:p>
            <text:p><text:span text:style-name="T22">class</text:span><text:span text:style-name="T21"> </text:span><text:span text:style-name="T24">AsciiDraftPrinter</text:span><text:span text:style-name="T21"> &lt; </text:span><text:span text:style-name="T24">AsciiPrinter</text:span></text:p>
            <text:p><text:span text:style-name="T22">end</text:span></text:p>
            <text:p><text:span text:style-name="T22">class</text:span><text:span text:style-name="T21"> </text:span><text:span text:style-name="T24">PostScriptPrinter</text:span><text:span text:style-name="T21"> &lt; </text:span><text:span text:style-name="T24">Printer</text:span></text:p>
            <text:p><text:span text:style-name="T22">end</text:span></text:p>
            <text:p><text:span text:style-name="T22">class</text:span><text:span text:style-name="T21"> </text:span><text:span text:style-name="T24">PostScriptDraftPrinter</text:span><text:span text:style-name="T21"> &lt; </text:span><text:span text:style-name="T24">PostScriptPrinter</text:span></text:p>
            <text:p><text:span text:style-name="T22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ctory Method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You have an algorithm that can vary based on the objects created.</text:p>
              </text:list-item>
              <text:list-item>
                <text:p>Objects might be difficult to create, or require long invocations, but share a common invoc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ctory Resour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reational Design Patterns by <text:s/>Gregory Brown <text:s/><text:a xlink:href="http://ur1.ca/ciohf">http://ur1.ca/ciohf</text:a><text:a xlink:href="http://blog.rubybestpractices.com/posts/gregory/059-issue-25-creational-design-patterns.html">http://blog.rubybestpractices.com/posts/gregory/059-issue-25-creational-design-patterns.html</text:a></text:p>
              </text:list-item>
              <text:list-item>
                <text:p>C2 on Factory Pattern <text:a xlink:href="http://c2.com/cgi/wiki?FactoryPattern">http://c2.com/cgi/wiki?FactoryPattern</text:a></text:p>
              </text:list-item>
              <text:list-item>
                <text:p>Wikipedia on Factory Method Pattern</text:p>
                <text:p>https://en.wikipedia.org/wiki/Factory_method_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3T16:04:18</meta:creation-date>
    <dc:date>2013-01-13T21:20:44</dc:date>
    <dc:creator>Abram Hindle</dc:creator>
    <meta:editing-duration>PT4H55M24S</meta:editing-duration>
    <meta:editing-cycles>7</meta:editing-cycles>
    <meta:generator>LibreOffice/3.6$Linux_X86_64 LibreOffice_project/360m1$Build-2</meta:generator>
    <meta:document-statistic meta:object-count="82"/>
  </office:meta>
</office:document-meta>
</file>